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monospace" svg:font-family="monospace, Courier"/>
    <style:font-face style:name="sans-serif" svg:font-family="sans-serif"/>
    <style:font-face style:name="Courier New" svg:font-family="'Courier New'" style:font-adornments="Regular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mark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mark"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4" style:family="paragraph" style:parent-style-name="List_20_Paragraph" style:list-style-name="WWNum3">
      <style:paragraph-properties fo:margin-top="0in" fo:margin-bottom="0in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List_20_Paragraph" style:list-style-name="WWNum3">
      <style:paragraph-properties fo:margin-top="0in" fo:margin-bottom="0in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T1" style:family="text">
      <style:text-properties fo:color="#252525" fo:language="uk" fo:country="UA" style:font-size-asian="14pt" style:font-size-complex="14pt"/>
    </style:style>
    <style:style style:name="T2" style:family="text">
      <style:text-properties fo:color="#252525" fo:language="en" fo:country="none" fo:font-style="italic" style:font-size-asian="14pt" style:font-size-complex="14pt"/>
    </style:style>
    <style:style style:name="T3" style:family="text">
      <style:text-properties style:text-line-through-style="none" style:text-underline-style="none" style:text-blinking="false"/>
    </style:style>
    <style:style style:name="T4" style:family="text">
      <style:text-properties style:text-line-through-style="none" style:text-underline-style="none" fo:font-weight="bold" style:text-blinking="false" style:font-weight-asian="bold" style:font-weight-complex="bold"/>
    </style:style>
    <style:style style:name="T5" style:family="text">
      <style:text-properties fo:language="uk" fo:country="UA"/>
    </style:style>
    <style:style style:name="T6" style:family="text">
      <style:text-properties fo:language="uk" fo:country="UA" fo:font-weight="bold" style:font-weight-asian="bold"/>
    </style:style>
    <style:style style:name="T7" style:family="text">
      <style:text-properties fo:color="#0b0080" style:text-line-through-style="none" fo:language="uk" fo:country="UA" style:text-underline-style="none" style:text-blinking="false" style:font-size-asian="14pt" style:font-size-complex="14pt"/>
    </style:style>
    <style:style style:name="T8" style:family="text">
      <style:text-properties style:font-name="Times New Roman" fo:language="uk" fo:country="UA" fo:background-color="#f9f9f9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2.5 </text:span><text:tab/>Однією з головних функцій ОС є керування всіма пристроями введення-виведення комп'ютера. ОС повинна передавати пристроїв команди, перехоплювати переривання і обробляти помилки; вона також повинна забезпечувати інтерфейс між пристроями та іншою частиною системи. З метою розвитку інтерфейс повинен бути однаковим для всіх типів пристроїв (незалежність від пристроїв).</text:p>
      <text:p text:style-name="P2"><text:tab/>Зовнішнє пристрій зазвичай складається з механічного та <text:span text:style-name="T3">електронного</text:span> компонента. <text:span text:style-name="T3">Електронний</text:span> компонент називається <text:span text:style-name="T4">контролером</text:span> пристрою або адаптером.</text:p>
      <text:p text:style-name="P2"><text:tab/><text:span text:style-name="T6">Драйвери</text:span><text:span text:style-name="T5"> — це особливий тип ПЗ, розробленого для коректної взаємодії з пристроями. Вони представляють інтерфейс для взаємодії з пристроєм через певну шину комп'ютера, до котрої даний пристрій під'єднано, за допомогою ряду команд що відправляють та отримують дані з пристрою. </text:span></text:p>
      <text:p text:style-name="P2"><text:span text:style-name="T5"><text:tab/></text:span><text:span text:style-name="T6">Переривання</text:span><text:span text:style-name="T5"> — сигнал, що повідомляє процесор про настання якої-небудь події. Залежно від можливості заборони зовнішні переривання поділяються на: </text:span></text:p>
      <text:list xml:id="list13725447401" text:style-name="WWNum3">
        <text:list-item>
          <text:p text:style-name="P4">ті, що можна маскувати — переривання, які можна забороняти установкою відповідних бітів у регістрі маскування переривань (в x86-процесорах — скиданням IF у регістрі прапорців); </text:p>
        </text:list-item>
        <text:list-item>
          <text:p text:style-name="P5">ті, що не можна маскувати (англ. Non maskable interrupt, NMI) — обробляються завжди, незалежно від заборон на інші переривання. Наприклад, таке переривання може бути викликане збоєм в мікросхемі пам'яті. Обробники переривань зазвичай пишуться таким чином, щоб час їх обробки був якомога меншим, оскільки під час їх роботи можуть не оброблятися інші переривання, а якщо їх буде багато, то вони можуть губитися.</text:p>
          <text:p text:style-name="P5"/>
        </text:list-item>
      </text:list>
      <text:p text:style-name="P1"><text:span text:style-name="T1"><text:tab/>Управление вводом-выводом (</text:span><text:a xlink:type="simple" xlink:href="https://ru.wikipedia.org/wiki/Английский_язык"><text:span text:style-name="T7">англ.</text:span></text:a><text:span text:style-name="T1"> </text:span><text:span text:style-name="T2">IO Control, IOCTL</text:span><text:span text:style-name="T1">). Зачастую драйвер поддерживает интерфейс ввода-вывода, специфичный для данного устройства. С помощью этого интерфейса программа может послать специальную команду, которую поддерживает данное устройство. Например, для </text:span><text:a xlink:type="simple" xlink:href="https://ru.wikipedia.org/wiki/SCSI"><text:span text:style-name="T7">SCSI</text:span></text:a><text:span text:style-name="T1">-устройств можно послать команду GET_INQUIRY, чтобы получить описание устройства. В Win32-системах управление осуществляется через API-функцию </text:span><text:span text:style-name="Source_20_Text"><text:span text:style-name="T8">DeviceIoControl()</text:span></text:span><text:span text:style-name="T1">. В UNIX-подобных — </text:span><text:span text:style-name="Source_20_Text"><text:span text:style-name="T8">ioctl()</text:span></text:span><text:span text:style-name="T1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monospace" svg:font-family="monospace, Courier"/>
    <style:font-face style:name="sans-serif" svg:font-family="sans-serif"/>
    <style:font-face style:name="Courier New" svg:font-family="'Courier New'" style:font-adornments="Regular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1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6:56</dc:date>
    <dc:creator>mark </dc:creator>
    <meta:editing-duration>P0D</meta:editing-duration>
    <meta:editing-cycles>5</meta:editing-cycles>
    <meta:document-statistic meta:table-count="0" meta:image-count="0" meta:object-count="0" meta:page-count="1" meta:paragraph-count="7" meta:word-count="257" meta:character-count="1995" meta:non-whitespace-character-count="1739"/>
  </office:meta>
</office:document-meta>
</file>